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1.8681in"/>
    </style:style>
    <style:style style:name="co4" style:family="table-column">
      <style:table-column-properties fo:break-before="auto" style:column-width="2.2937in"/>
    </style:style>
    <style:style style:name="co5" style:family="table-column">
      <style:table-column-properties fo:break-before="auto" style:column-width="2.7638in"/>
    </style:style>
    <style:style style:name="co6" style:family="table-column">
      <style:table-column-properties fo:break-before="auto" style:column-width="2.4575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9555in"/>
    </style:style>
    <style:style style:name="co9" style:family="table-column">
      <style:table-column-properties fo:break-before="auto" style:column-width="1.9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1pt 1pt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Complete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Verifier Emails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Yes</text:p>
          </table:table-cell>
          <table:table-cell office:value-type="string">
            <text:p>zh-Hans</text:p>
          </table:table-cell>
          <table:table-cell office:value-type="string">
            <text:p>Chi Zhang</text:p>
          </table:table-cell>
          <table:table-cell office:value-type="string">
            <text:p>zhangchi25806@gmail.com </text:p>
          </table:table-cell>
          <table:table-cell office:value-type="string">
            <text:p>karl.yu@foxmail.com </text:p>
          </table:table-cell>
          <table:table-cell office:value-type="string">
            <text:p>francisyeungheiming@gmail.com </text:p>
          </table:table-cell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office:value-type="string">
            <text:p>es</text:p>
          </table:table-cell>
          <table:table-cell office:value-type="string">
            <text:p>Sergio</text:p>
          </table:table-cell>
          <table:table-cell office:value-type="string">
            <text:p>sergiososmc@gmail.com</text:p>
          </table:table-cell>
          <table:table-cell office:value-type="string">
            <text:p>jpioneer23@gmail.com </text:p>
          </table:table-cell>
          <table:table-cell office:value-type="string">
            <text:p>miryam.mh88@gmail.com </text:p>
          </table:table-cell>
          <table:table-cell table:style-name="ce2" office:value-type="string">
            <text:p>xeon@insideclub.eu </text:p>
          </table:table-cell>
          <table:table-cell table:style-name="ce2" office:value-type="string">
            <text:p>alfeckcord@gmail.com </text:p>
          </table:table-cell>
          <table:table-cell table:number-columns-repeated="1016"/>
        </table:table-row>
        <table:table-row table:style-name="ro1">
          <table:table-cell office:value-type="string">
            <text:p>Yes</text:p>
          </table:table-cell>
          <table:table-cell office:value-type="string">
            <text:p>pl</text:p>
          </table:table-cell>
          <table:table-cell office:value-type="string">
            <text:p>Piotr Kaniuk</text:p>
          </table:table-cell>
          <table:table-cell office:value-type="string">
            <text:p>daermiva@gmail.com </text:p>
          </table:table-cell>
          <table:table-cell table:style-name="Default" office:value-type="string">
            <text:p>karoloslaw@gmail.com </text:p>
          </table:table-cell>
          <table:table-cell office:value-type="string">
            <text:p>artofbw@gmail.com </text:p>
          </table:table-cell>
          <table:table-cell table:style-name="ce2" office:value-type="string">
            <text:p>mati6789@gmail.com </text:p>
          </table:table-cell>
          <table:table-cell table:style-name="ce2" office:value-type="string">
            <text:p>batoon@o2.pl 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t</text:p>
          </table:table-cell>
          <table:table-cell office:value-type="string">
            <text:p>Felipe Michel</text:p>
          </table:table-cell>
          <table:table-cell office:value-type="string">
            <text:p>flpmichel@gmail.com </text:p>
          </table:table-cell>
          <table:table-cell office:value-type="string">
            <text:p>castro@edgard.org </text:p>
          </table:table-cell>
          <table:table-cell office:value-type="string">
            <text:p>luiz.987@hotmail.com </text:p>
          </table:table-cell>
          <table:table-cell table:style-name="ce2" office:value-type="string">
            <text:p>dkthub@gmail.com </text:p>
          </table:table-cell>
          <table:table-cell table:number-columns-repeated="1017"/>
        </table:table-row>
        <table:table-row table:style-name="ro2">
          <table:table-cell office:value-type="string">
            <text:p>Yes</text:p>
          </table:table-cell>
          <table:table-cell office:value-type="string">
            <text:p>fr</text:p>
          </table:table-cell>
          <table:table-cell office:value-type="string">
            <text:p>Folley Aurelien</text:p>
          </table:table-cell>
          <table:table-cell office:value-type="string">
            <text:p>aurelien.folley@gmail.com </text:p>
          </table:table-cell>
          <table:table-cell office:value-type="string">
            <text:p>almiser1989@gmail.com </text:p>
          </table:table-cell>
          <table:table-cell office:value-type="string">
            <text:p>alexandre@branget.fr </text:p>
          </table:table-cell>
          <table:table-cell table:style-name="ce2" office:value-type="string">
            <text:p>dunwael@gmail.com </text:p>
          </table:table-cell>
          <table:table-cell table:style-name="ce2" office:value-type="string">
            <text:p>q1proust@gmail.com </text:p>
          </table:table-cell>
          <table:table-cell table:style-name="ce2" office:value-type="string">
            <text:p>arthur.bouchut@gmail.com </text:p>
          </table:table-cell>
          <table:table-cell table:style-name="ce2" office:value-type="string">
            <text:p>boomboomklap@gmail.com </text:p>
          </table:table-cell>
          <table:table-cell office:value-type="string">
            <text:p>thibaudcapra@gmail.com</text:p>
          </table:table-cell>
          <table:table-cell table:number-columns-repeated="1013"/>
        </table:table-row>
        <table:table-row table:style-name="ro1">
          <table:table-cell office:value-type="string">
            <text:p>Yes</text:p>
          </table:table-cell>
          <table:table-cell office:value-type="string">
            <text:p>de</text:p>
          </table:table-cell>
          <table:table-cell table:style-name="ce2" office:value-type="string">
            <text:p>Sebastian Ewald </text:p>
          </table:table-cell>
          <table:table-cell office:value-type="string">
            <text:p>helldragon@web.de </text:p>
          </table:table-cell>
          <table:table-cell office:value-type="string">
            <text:p>jonas.klein@hymail.net </text:p>
          </table:table-cell>
          <table:table-cell office:value-type="string">
            <text:p>drescher599@aol.com </text:p>
          </table:table-cell>
          <table:table-cell office:value-type="string">
            <text:p>dorrmenyk@yahoo.de </text:p>
          </table:table-cell>
          <table:table-cell table:style-name="ce2" office:value-type="string">
            <text:p>jakeey@jakeey.de 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t</text:p>
          </table:table-cell>
          <table:table-cell/>
          <table:table-cell office:value-type="string">
            <text:p>postt79@gmail.com </text:p>
          </table:table-cell>
          <table:table-cell office:value-type="string">
            <text:p>tatar.nico@gmail.com </text:p>
          </table:table-cell>
          <table:table-cell office:value-type="string">
            <text:p>dogdav@gmail.com </text:p>
          </table:table-cell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office:value-type="string">
            <text:p>ru</text:p>
          </table:table-cell>
          <table:table-cell office:value-type="string">
            <text:p>Alexander</text:p>
          </table:table-cell>
          <table:table-cell office:value-type="string">
            <text:p>usedmachinebuyer@yahoo.com </text:p>
          </table:table-cell>
          <table:table-cell office:value-type="string">
            <text:p>garland.mcalexander@controlgroup.com </text:p>
          </table:table-cell>
          <table:table-cell office:value-type="string">
            <text:p>lol1987@bk.ru </text:p>
          </table:table-cell>
          <table:table-cell table:style-name="ce2" office:value-type="string">
            <text:p>nvsula@gmail.com </text:p>
          </table:table-cell>
          <table:table-cell office:value-type="string">
            <text:p>electronomicon@gmail.com</text:p>
          </table:table-cell>
          <table:table-cell table:style-name="ce2" office:value-type="string">
            <text:p>alexkas2@gmail.com </text:p>
          </table:table-cell>
          <table:table-cell table:number-columns-repeated="1015"/>
        </table:table-row>
        <table:table-row table:style-name="ro1">
          <table:table-cell office:value-type="string">
            <text:p>Yes</text:p>
          </table:table-cell>
          <table:table-cell office:value-type="string">
            <text:p>da</text:p>
          </table:table-cell>
          <table:table-cell table:style-name="ce2" office:value-type="string">
            <text:p>Mathias Bjørn Winther </text:p>
          </table:table-cell>
          <table:table-cell office:value-type="string">
            <text:p>vakalkas@stofanet.dk 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string">
            <text:p>tr</text:p>
          </table:table-cell>
          <table:table-cell office:value-type="string">
            <text:p>Doruk Tuncer</text:p>
          </table:table-cell>
          <table:table-cell office:value-type="string">
            <text:p>doruktuncer@gmail.com 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office:value-type="string">
            <text:p>nl</text:p>
          </table:table-cell>
          <table:table-cell table:style-name="ce3" office:value-type="string">
            <text:p>Anton Timmermans </text:p>
          </table:table-cell>
          <table:table-cell office:value-type="string">
            <text:p>me@atimmer.com </text:p>
          </table:table-cell>
          <table:table-cell office:value-type="string">
            <text:p>info@kenzidk.be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office:value-type="string">
            <text:p>cs</text:p>
          </table:table-cell>
          <table:table-cell office:value-type="string">
            <text:p>Jay</text:p>
          </table:table-cell>
          <table:table-cell office:value-type="string">
            <text:p>thespirea@gmail.com 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office:value-type="string">
            <text:p>hu</text:p>
          </table:table-cell>
          <table:table-cell office:value-type="string">
            <text:p>Gábor Rónyai</text:p>
          </table:table-cell>
          <table:table-cell office:value-type="string">
            <text:p>r.gabor93@gmail.com 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office:value-type="string">
            <text:p>kr</text:p>
          </table:table-cell>
          <table:table-cell/>
          <table:table-cell office:value-type="string">
            <text:p>dayever@naver.com </text:p>
          </table:table-cell>
          <table:table-cell office:value-type="string">
            <text:p>stjazz@naver.com </text:p>
          </table:table-cell>
          <table:table-cell office:value-type="string">
            <text:p>god_elsa@hotmail.com </text:p>
          </table:table-cell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office:value-type="string">
            <text:p>fi</text:p>
          </table:table-cell>
          <table:table-cell/>
          <table:table-cell office:value-type="string">
            <text:p>joni.k.salminen@gmail.com 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office:value-type="string">
            <text:p>zh-Hant</text:p>
          </table:table-cell>
          <table:table-cell table:style-name="ce2" office:value-type="string">
            <text:p>CodinCat </text:p>
          </table:table-cell>
          <table:table-cell office:value-type="string">
            <text:p>a55951234@gmail.com </text:p>
          </table:table-cell>
          <table:table-cell table:style-name="Default" table:number-columns-repeated="2"/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1/12/2015</text:date>, <text:time>12:3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Barrett</meta:initial-creator>
    <meta:creation-date>2014-11-11T14:09:21.70</meta:creation-date>
    <dc:date>2015-01-12T12:31:06.93</dc:date>
    <dc:creator>Ben Barrett</dc:creator>
    <meta:editing-duration>PT2H27M54S</meta:editing-duration>
    <meta:editing-cycles>93</meta:editing-cycles>
    <meta:generator>OpenOffice/4.1.1$Win32 OpenOffice.org_project/411m6$Build-9775</meta:generator>
    <meta:document-statistic meta:table-count="3" meta:cell-count="97" meta:object-count="0"/>
  </office:meta>
</office:document-meta>
</file>